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 loext:contextual-spacing="false" fo:line-height="100%" fo:keep-together="auto"/>
      <style:text-properties style:font-name="Arial" fo:font-size="10pt" fo:font-weight="normal" officeooo:paragraph-rsid="000a874c" style:font-name-asian="Arial1" style:font-size-asian="10pt" style:font-weight-asian="normal" style:font-name-complex="Arial1" style:font-size-complex="10pt"/>
    </style:style>
    <style:style style:name="P2" style:family="paragraph" style:parent-style-name="Heading_20_1">
      <style:paragraph-properties fo:margin-top="0cm" fo:margin-bottom="0.353cm" loext:contextual-spacing="false" fo:line-height="100%" fo:text-align="center" style:justify-single-word="false" fo:keep-together="auto" fo:keep-with-next="auto"/>
      <style:text-properties fo:color="#000000" style:font-name="Arial" officeooo:paragraph-rsid="000a874c" style:font-name-asian="Arial1" style:font-name-complex="Arial1"/>
    </style:style>
    <style:style style:name="P3" style:family="paragraph" style:parent-style-name="Heading_20_1">
      <style:paragraph-properties fo:margin-top="0cm" fo:margin-bottom="0.353cm" loext:contextual-spacing="false" fo:line-height="100%" fo:keep-together="auto"/>
      <style:text-properties fo:color="#000000" style:font-name="Arial" fo:font-size="10pt" officeooo:paragraph-rsid="000a874c" style:font-name-asian="Arial1" style:font-size-asian="10pt" style:font-name-complex="Arial1" style:font-size-complex="10pt"/>
    </style:style>
    <style:style style:name="P4" style:family="paragraph" style:parent-style-name="Heading_20_1">
      <style:paragraph-properties fo:margin-top="0cm" fo:margin-bottom="0.353cm" loext:contextual-spacing="false" fo:line-height="100%" fo:keep-together="auto"/>
      <style:text-properties officeooo:paragraph-rsid="000a874c"/>
    </style:style>
    <style:style style:name="P5" style:family="paragraph" style:parent-style-name="Heading_20_1">
      <style:paragraph-properties fo:margin-left="0.635cm" fo:margin-right="0cm" fo:margin-top="0cm" fo:margin-bottom="0.353cm" loext:contextual-spacing="false" fo:line-height="100%" fo:keep-together="auto" fo:text-indent="0cm" style:auto-text-indent="false"/>
      <style:text-properties fo:color="#000000" style:font-name="Arial" fo:font-size="10pt" officeooo:paragraph-rsid="000a874c" style:font-name-asian="Arial1" style:font-size-asian="10pt" style:font-name-complex="Arial1" style:font-size-complex="10pt"/>
    </style:style>
    <style:style style:name="P6" style:family="paragraph" style:parent-style-name="Standard">
      <style:text-properties officeooo:paragraph-rsid="000a874c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0a874c" style:font-name-asian="Arial1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0.953cm"/>
          <style:tab-stop style:position="1.111cm"/>
          <style:tab-stop style:position="1.27cm"/>
          <style:tab-stop style:position="1.588cm"/>
          <style:tab-stop style:position="1.905cm"/>
          <style:tab-stop style:position="2.858cm"/>
          <style:tab-stop style:position="3.175cm"/>
        </style:tab-stops>
      </style:paragraph-properties>
      <style:text-properties style:font-name="Arial" fo:font-size="10pt" officeooo:paragraph-rsid="000a874c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0.953cm"/>
          <style:tab-stop style:position="1.111cm"/>
          <style:tab-stop style:position="1.27cm"/>
          <style:tab-stop style:position="1.588cm"/>
          <style:tab-stop style:position="1.905cm"/>
          <style:tab-stop style:position="2.858cm"/>
        </style:tab-stops>
      </style:paragraph-properties>
      <style:text-properties style:font-name="Arial" fo:font-size="10pt" officeooo:paragraph-rsid="000a874c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paragraph-rsid="000a874c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0.953cm"/>
          <style:tab-stop style:position="1.111cm"/>
          <style:tab-stop style:position="1.27cm"/>
          <style:tab-stop style:position="1.588cm"/>
          <style:tab-stop style:position="1.905cm"/>
          <style:tab-stop style:position="2.858cm"/>
        </style:tab-stops>
      </style:paragraph-properties>
      <style:text-properties style:font-name="Arial" fo:font-size="10pt" style:text-underline-style="solid" style:text-underline-width="auto" style:text-underline-color="font-color" fo:font-weight="bold" officeooo:paragraph-rsid="000a874c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0.953cm"/>
          <style:tab-stop style:position="1.111cm"/>
          <style:tab-stop style:position="1.27cm"/>
          <style:tab-stop style:position="1.588cm"/>
          <style:tab-stop style:position="1.905cm"/>
          <style:tab-stop style:position="2.858cm"/>
          <style:tab-stop style:position="3.175cm"/>
        </style:tab-stops>
      </style:paragraph-properties>
      <style:text-properties officeooo:paragraph-rsid="000a874c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0.953cm"/>
          <style:tab-stop style:position="1.111cm"/>
          <style:tab-stop style:position="1.27cm"/>
          <style:tab-stop style:position="1.588cm"/>
          <style:tab-stop style:position="1.905cm"/>
          <style:tab-stop style:position="2.858cm"/>
        </style:tab-stops>
      </style:paragraph-properties>
      <style:text-properties officeooo:paragraph-rsid="000a874c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0.953cm"/>
          <style:tab-stop style:position="1.111cm"/>
          <style:tab-stop style:position="1.27cm"/>
          <style:tab-stop style:position="1.588cm"/>
          <style:tab-stop style:position="1.905cm"/>
          <style:tab-stop style:position="2.858cm"/>
          <style:tab-stop style:position="3.651cm"/>
        </style:tab-stops>
      </style:paragraph-properties>
      <style:text-properties officeooo:paragraph-rsid="000a874c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a874c"/>
    </style:style>
    <style:style style:name="P16" style:family="paragraph" style:parent-style-name="Standard">
      <style:paragraph-properties fo:margin-left="0.63cm" fo:margin-right="0cm" fo:margin-top="0cm" fo:margin-bottom="0cm" loext:contextual-spacing="false" fo:line-height="100%" fo:text-indent="0cm" style:auto-text-indent="false"/>
      <style:text-properties style:font-name="Arial" fo:font-size="10pt" fo:font-style="italic" style:text-underline-style="solid" style:text-underline-width="auto" style:text-underline-color="font-color" officeooo:paragraph-rsid="000a874c" style:font-name-asian="Arial1" style:font-size-asian="10pt" style:font-style-asian="italic" style:font-name-complex="Arial1" style:font-size-complex="10pt"/>
    </style:style>
    <style:style style:name="P17" style:family="paragraph" style:parent-style-name="Standard">
      <style:paragraph-properties fo:margin-left="0.63cm" fo:margin-right="0cm" fo:margin-top="0cm" fo:margin-bottom="0cm" loext:contextual-spacing="false" fo:line-height="100%" fo:text-indent="0cm" style:auto-text-indent="false"/>
      <style:text-properties style:font-name="Arial" fo:font-size="10pt" fo:font-style="italic" officeooo:paragraph-rsid="000a874c" style:font-name-asian="Arial1" style:font-size-asian="10pt" style:font-style-asian="italic" style:font-name-complex="Arial1" style:font-size-complex="10pt"/>
    </style:style>
    <style:style style:name="P18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font-size="10pt" fo:font-style="italic" officeooo:paragraph-rsid="000a874c" style:font-name-asian="Arial1" style:font-size-asian="10pt" style:font-style-asian="italic" style:font-name-complex="Arial1" style:font-size-complex="10pt"/>
    </style:style>
    <style:style style:name="P19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font-size="10pt" officeooo:paragraph-rsid="000a874c" style:font-name-asian="Arial1" style:font-size-asian="10pt" style:font-name-complex="Arial1" style:font-size-complex="10pt"/>
    </style:style>
    <style:style style:name="P20" style:family="paragraph" style:parent-style-name="Standard">
      <style:paragraph-properties fo:margin-left="0.635cm" fo:margin-right="0cm" fo:margin-top="0cm" fo:margin-bottom="0cm" loext:contextual-spacing="false" fo:line-height="100%" fo:text-indent="-0.004cm" style:auto-text-indent="false"/>
      <style:text-properties style:font-name="Arial" fo:font-size="10pt" fo:font-style="italic" officeooo:paragraph-rsid="000a874c" style:font-name-asian="Arial1" style:font-size-asian="10pt" style:font-style-asian="italic" style:font-name-complex="Arial1" style:font-size-complex="10pt"/>
    </style:style>
    <style:style style:name="P21" style:family="paragraph" style:parent-style-name="Standard">
      <style:paragraph-properties fo:margin-left="0.635cm" fo:margin-right="0cm" fo:margin-top="0cm" fo:margin-bottom="0cm" loext:contextual-spacing="false" fo:line-height="100%" fo:text-indent="-0.004cm" style:auto-text-indent="false"/>
      <style:text-properties officeooo:paragraph-rsid="000a874c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0a874c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style:font-name="Arial" fo:font-size="10pt" officeooo:rsid="001e8c8f" style:font-name-asian="Arial1" style:font-size-asian="10pt" style:font-name-complex="Arial1" style:font-size-complex="10pt"/>
    </style:style>
    <style:style style:name="T3" style:family="text">
      <style:text-properties style:font-name="Arial" fo:font-size="10pt" officeooo:rsid="002523e8" style:font-name-asian="Arial1" style:font-size-asian="10pt" style:font-name-complex="Arial1" style:font-size-complex="10pt"/>
    </style:style>
    <style:style style:name="T4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5" style:family="text">
      <style:text-properties style:font-name="Arial" fo:font-size="10pt" fo:font-style="italic" officeooo:rsid="0021db98" style:font-name-asian="Arial1" style:font-size-asian="10pt" style:font-style-asian="italic" style:font-name-complex="Arial1" style:font-size-complex="10pt"/>
    </style:style>
    <style:style style:name="T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7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8" style:family="text">
      <style:text-properties fo:color="#000000" style:font-name="Arial" fo:font-size="10pt" fo:font-style="italic" style:font-name-asian="Arial1" style:font-size-asian="10pt" style:font-style-asian="italic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UBLIN CITY UNIVERSITY</text:h>
      <text:p text:style-name="P7">Informed Consent Form</text:p>
      <text:p text:style-name="P10"/>
      <text:p text:style-name="P15"><text:span text:style-name="T1">You are invited to participate in a focus group for a study of users’ experiences and opinions concerning the </text:span><text:span text:style-name="T2">Fantasy Premier League Point Predictor </text:span><text:span text:style-name="T3">App</text:span><text:span text:style-name="T1">. This research study is being conducted by Immanuel Idelegbagbon </text:span><text:span text:style-name="T2">and S</text:span><text:span text:style-name="T1">tefano Puzzuoli at Dublin City University.</text:span></text:p>
      <text:h text:style-name="P1" text:outline-level="4"><text:bookmark text:name="_heading=h.cc0wpwfnlr73"/></text:h>
      <text:h text:style-name="P3" text:outline-level="1"><text:bookmark text:name="_heading=h.xzp0g9ol7lqd"/>Clarification of the purpose of the research</text:h>
      <text:p text:style-name="P15"><text:span text:style-name="T1">The purpose of this research is to acquire insight into what users think about </text:span><text:span text:style-name="T2">our FPL Point Predictor Android App</text:span><text:span text:style-name="T1"> and how they think it could be improved.</text:span></text:p>
      <text:p text:style-name="P10"/>
      <text:h text:style-name="P4" text:outline-level="1"><text:bookmark text:name="_heading=h.mhqu43rkyouc"/><text:span text:style-name="T7">Confirmation of particular requirements as highlighted in the Plain Language Statement</text:span><text:span text:style-name="T8"> <text:s text:c="4"/></text:span></text:h>
      <text:p text:style-name="P16">Participant – please complete the following (Circle Yes or No for each question)</text:p>
      <text:p text:style-name="P17">I have read the Plain Language Statement (or had it read to me)<text:tab/><text:tab/><text:tab/>Yes/No</text:p>
      <text:p text:style-name="P17">I understand the information provided<text:tab/><text:tab/><text:tab/><text:tab/><text:tab/><text:tab/>Yes/No</text:p>
      <text:p text:style-name="P18">I have had an opportunity to ask questions and discuss this study <text:tab/><text:tab/><text:tab/>Yes/No</text:p>
      <text:p text:style-name="P20">I have received satisfactory answers to all my questions<text:tab/> <text:tab/><text:tab/><text:tab/>Yes/No</text:p>
      <text:p text:style-name="P20">I acknowledge that I am required to participate in a focus group<text:tab/><text:tab/><text:tab/>Yes/No</text:p>
      <text:p text:style-name="P21"><text:span text:style-name="T4">I am aware that I will be asked questions about the </text:span><text:span text:style-name="T5">FPL Point Predictor App</text:span><text:span text:style-name="T4"><text:tab/><text:tab/>Yes/No</text:span></text:p>
      <text:p text:style-name="P17">I am aware that my answers will be recorded<text:tab/><text:tab/><text:tab/><text:tab/><text:tab/><text:tab/>Yes/No</text:p>
      <text:p text:style-name="P10"/>
      <text:h text:style-name="P3" text:outline-level="1"><text:bookmark text:name="_heading=h.rmz988pbk7u7"/>Confirmation that involvement in the Research Study is voluntary</text:h>
      <text:p text:style-name="P10">I am aware that my involvement in this research study is completely voluntary. I am aware that I may withdraw at any point, or not answer any particular question for any reason if I wish so.</text:p>
      <text:p text:style-name="P10"/>
      <text:h text:style-name="P5" text:outline-level="1"><text:bookmark text:name="_heading=h.59b774288g0e"/>Confirmation of arrangements to be made to protect confidentiality of data, including that</text:h>
      <text:h text:style-name="P5" text:outline-level="1"><text:bookmark text:name="_heading=h.kffwb9f7m76z"/>confidentiality of information provided is subject to legal limitations</text:h>
      <text:p text:style-name="P19">I am aware that my answers will be stored in a private Google Drive folder. I am aware that my personal data will not be mentioned in any documents.</text:p>
      <text:p text:style-name="P19"/>
      <text:h text:style-name="P5" text:outline-level="1"><text:bookmark text:name="_heading=h.yqvjs1md2d0y"/>Confirmation of arrangements regarding retention/disposal of data</text:h>
      <text:p text:style-name="P22"><text:span text:style-name="T1">I am aware of the fact that the data will be retained until </text:span><text:span text:style-name="T2">01</text:span><text:span text:style-name="T1">/</text:span><text:span text:style-name="T2">06</text:span><text:span text:style-name="T1">/20</text:span><text:span text:style-name="T2">20</text:span><text:span text:style-name="T1"> and then destroyed.</text:span></text:p>
      <text:p text:style-name="P10"/>
      <text:h text:style-name="P3" text:outline-level="1"><text:bookmark text:name="_heading=h.f83tapv7e4q"/>Signature:</text:h>
      <text:p text:style-name="P10">I have read and understood the information in this form. My questions and concerns have been</text:p>
      <text:p text:style-name="P10">answered by the researchers, and I have a copy of this consent form. Therefore, I consent to take part in this research project.</text:p>
      <text:p text:style-name="P10"/>
      <text:p text:style-name="P12"><text:span text:style-name="T1"><text:tab/></text:span><text:span text:style-name="T6">Participants Signature: <text:s text:c="8"/></text:span><text:span text:style-name="T1">____________________________________________</text:span></text:p>
      <text:p text:style-name="P8"/>
      <text:p text:style-name="P13"><text:span text:style-name="T1"><text:tab/></text:span><text:span text:style-name="T6">Name in Block Capitals: <text:s text:c="7"/></text:span><text:span text:style-name="T1">____________________________________________</text:span></text:p>
      <text:p text:style-name="P11"/>
      <text:p text:style-name="P13"><text:span text:style-name="T1"><text:tab/></text:span><text:span text:style-name="T6">Witness: <text:s text:c="33"/></text:span><text:span text:style-name="T1">____________________________________________</text:span></text:p>
      <text:p text:style-name="P9"/>
      <text:p text:style-name="P14"><text:span text:style-name="T1"><text:tab/></text:span><text:span text:style-name="T6">Date: <text:s text:c="39"/></text:span><text:span text:style-name="T1">____________________________________________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60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9:38:25.406591860</meta:creation-date>
    <dc:date>2020-02-24T19:38:48.111978505</dc:date>
    <meta:editing-duration>PT23S</meta:editing-duration>
    <meta:editing-cycles>1</meta:editing-cycles>
    <meta:document-statistic meta:table-count="0" meta:image-count="0" meta:object-count="0" meta:page-count="1" meta:paragraph-count="28" meta:word-count="359" meta:character-count="2430" meta:non-whitespace-character-count="1980"/>
    <meta:generator>LibreOffice/6.0.7.3$Linux_X86_64 LibreOffice_project/00m0$Build-3</meta:generator>
  </office:meta>
</office:document-meta>
</file>